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3.818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2.5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6.99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3.18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2.921cm" svg:x="8.239cm" svg:y="4.683cm">
          <text:p text:style-name="P1">Pe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44cm" svg:y1="7.858cm" svg:x2="4.048cm" svg:y2="10.779cm">
          <text:p/>
        </draw:line>
        <draw:custom-shape draw:style-name="gr3" draw:text-style-name="P1" draw:layer="layout" svg:width="3.048cm" svg:height="2.921cm" svg:x="2.143cm" svg:y="10.906cm">
          <text:p text:style-name="P1">Do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98cm" svg:y1="7.985cm" svg:x2="15.859cm" svg:y2="10.906cm">
          <text:p/>
        </draw:line>
        <draw:custom-shape draw:style-name="gr4" draw:text-style-name="P1" draw:layer="layout" svg:width="7.493cm" svg:height="2.794cm" svg:x="11.795cm" svg:y="11.16cm">
          <text:p text:style-name="P1">Ca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667cm" svg:y1="14.081cm" svg:x2="3.794cm" svg:y2="17.764cm">
          <text:p/>
        </draw:line>
        <draw:custom-shape draw:style-name="gr5" draw:text-style-name="P1" draw:layer="layout" svg:width="3.683cm" svg:height="2.794cm" svg:x="2.524cm" svg:y="17.891cm">
          <text:p text:style-name="P1">BullDo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0:57:56.074000444</meta:creation-date>
    <dc:date>2022-02-19T11:02:03.652286425</dc:date>
    <meta:editing-duration>PT4M8S</meta:editing-duration>
    <meta:editing-cycles>1</meta:editing-cycles>
    <meta:document-statistic meta:object-count="7"/>
    <meta:generator>LibreOffice/6.4.7.2$Linux_X86_64 LibreOffice_project/40$Build-2</meta:generator>
  </office:meta>
</office:document-meta>
</file>